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2.1134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6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Quiz1</text:p>
          </table:table-cell>
          <table:table-cell office:value-type="string">
            <text:p>Quiz2</text:p>
          </table:table-cell>
          <table:table-cell office:value-type="string">
            <text:p>Quiz3</text:p>
          </table:table-cell>
          <table:table-cell office:value-type="string">
            <text:p>Quiz4</text:p>
          </table:table-cell>
          <table:table-cell office:value-type="string">
            <text:p>Quiz5</text:p>
          </table:table-cell>
          <table:table-cell office:value-type="string">
            <text:p>Quiz6</text:p>
          </table:table-cell>
          <table:table-cell office:value-type="string">
            <text:p>Quiz7</text:p>
          </table:table-cell>
          <table:table-cell office:value-type="string">
            <text:p>Quiz8</text:p>
          </table:table-cell>
          <table:table-cell office:value-type="string">
            <text:p>Quiz9</text:p>
          </table:table-cell>
          <table:table-cell office:value-type="string">
            <text:p>Quiz10</text:p>
          </table:table-cell>
        </table:table-row>
        <table:table-row table:style-name="ro1">
          <table:table-cell table:formula="of:=VLOOKUP(INDIRECT(&quot;A1&quot;); )" office:value-type="float" office:value="0">
            <text:p>Err:511</text:p>
          </table:table-cell>
          <table:table-cell table:number-columns-repeated="9"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<text:s/>excusedQuizzes</text:p>
          </table:table-cell>
          <table:table-cell office:value-type="string">
            <text:p>Name</text:p>
          </table:table-cell>
          <table:table-cell office:value-type="string">
            <text:p><text:s/>perm</text:p>
          </table:table-cell>
          <table:table-cell office:value-type="string">
            <text:p><text:s/>TA</text:p>
          </table:table-cell>
          <table:table-cell office:value-type="string">
            <text:p><text:s/>section</text:p>
          </table:table-cell>
          <table:table-cell office:value-type="string">
            <text:p><text:s/>excusedQuizzes</text:p>
          </table:table-cell>
          <table:table-cell office:value-type="string">
            <text:p>excusedExams</text:p>
          </table:table-cell>
        </table:table-row>
        <table:table-row table:style-name="ro2">
          <table:table-cell office:value-type="string">
            <text:p><text:s/>Quiz10</text:p>
          </table:table-cell>
          <table:table-cell office:value-type="string">
            <text:p>Abby Sovik</text:p>
          </table:table-cell>
          <table:table-cell office:value-type="string">
            <text:p><text:s/>3960226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10</text:p>
          </table:table-cell>
          <table:table-cell/>
        </table:table-row>
        <table:table-row table:style-name="ro1">
          <table:table-cell office:value-type="string">
            <text:p>Quiz4 Quiz6</text:p>
          </table:table-cell>
          <table:table-cell office:value-type="string">
            <text:p>ALL TREVOR'S STUDENTS</text:p>
          </table:table-cell>
          <table:table-cell office:value-type="string">
            <text:p>*</text:p>
          </table:table-cell>
          <table:table-cell office:value-type="string">
            <text:p>Trevor</text:p>
          </table:table-cell>
          <table:table-cell office:value-type="string">
            <text:p>*</text:p>
          </table:table-cell>
          <table:table-cell office:value-type="string">
            <text:p>Quiz4 Quiz6</text:p>
          </table:table-cell>
          <table:table-cell/>
        </table:table-row>
        <table:table-row table:style-name="ro2">
          <table:table-cell office:value-type="string">
            <text:p><text:s/>Quiz6</text:p>
          </table:table-cell>
          <table:table-cell office:value-type="string">
            <text:p>Alondra Jauregui-Jauregui</text:p>
          </table:table-cell>
          <table:table-cell office:value-type="string">
            <text:p><text:s/>5658604</text:p>
          </table:table-cell>
          <table:table-cell office:value-type="string">
            <text:p><text:s/>Jeremy</text:p>
          </table:table-cell>
          <table:table-cell office:value-type="string">
            <text:p><text:s/>Thurs 7pm</text:p>
          </table:table-cell>
          <table:table-cell office:value-type="string">
            <text:p><text:s/>Quiz6</text:p>
          </table:table-cell>
          <table:table-cell/>
        </table:table-row>
        <table:table-row table:style-name="ro1">
          <table:table-cell office:value-type="string">
            <text:p>Quiz2</text:p>
          </table:table-cell>
          <table:table-cell office:value-type="string">
            <text:p>Andy Estrada</text:p>
          </table:table-cell>
          <table:table-cell office:value-type="float" office:value="5408125">
            <text:p>5408125</text:p>
          </table:table-cell>
          <table:table-cell office:value-type="string">
            <text:p>Daniel</text:p>
          </table:table-cell>
          <table:table-cell office:value-type="string">
            <text:p>Thurs 5pm</text:p>
          </table:table-cell>
          <table:table-cell office:value-type="string">
            <text:p>Quiz2</text:p>
          </table:table-cell>
          <table:table-cell/>
        </table:table-row>
        <table:table-row table:style-name="ro2">
          <table:table-cell office:value-type="string">
            <text:p><text:s/>Quiz9</text:p>
          </table:table-cell>
          <table:table-cell office:value-type="string">
            <text:p>Anjali Koures</text:p>
          </table:table-cell>
          <table:table-cell office:value-type="string">
            <text:p><text:s/>6007355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9</text:p>
          </table:table-cell>
          <table:table-cell/>
        </table:table-row>
        <table:table-row table:style-name="ro2">
          <table:table-cell office:value-type="string">
            <text:p>Quiz2</text:p>
          </table:table-cell>
          <table:table-cell office:value-type="string">
            <text:p>Anushka Ghosh Dastidar</text:p>
          </table:table-cell>
          <table:table-cell office:value-type="float" office:value="7424708">
            <text:p>7424708</text:p>
          </table:table-cell>
          <table:table-cell office:value-type="string">
            <text:p>Daniel</text:p>
          </table:table-cell>
          <table:table-cell office:value-type="string">
            <text:p>Tues 8am</text:p>
          </table:table-cell>
          <table:table-cell office:value-type="string">
            <text:p>Quiz2</text:p>
          </table:table-cell>
          <table:table-cell/>
        </table:table-row>
        <table:table-row table:style-name="ro2">
          <table:table-cell office:value-type="string">
            <text:p>Quiz5</text:p>
          </table:table-cell>
          <table:table-cell office:value-type="string">
            <text:p>Anyi Zhao</text:p>
          </table:table-cell>
          <table:table-cell office:value-type="float" office:value="70007794">
            <text:p>70007794</text:p>
          </table:table-cell>
          <table:table-cell office:value-type="string">
            <text:p>Trevor</text:p>
          </table:table-cell>
          <table:table-cell/>
          <table:table-cell office:value-type="string">
            <text:p>Quiz5</text:p>
          </table:table-cell>
          <table:table-cell/>
        </table:table-row>
        <table:table-row table:style-name="ro2">
          <table:table-cell office:value-type="string">
            <text:p>Quiz3</text:p>
          </table:table-cell>
          <table:table-cell office:value-type="string">
            <text:p>Ava Gurwitz</text:p>
          </table:table-cell>
          <table:table-cell office:value-type="float" office:value="8686594">
            <text:p>8686594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3</text:p>
          </table:table-cell>
          <table:table-cell/>
        </table:table-row>
        <table:table-row table:style-name="ro2">
          <table:table-cell office:value-type="string">
            <text:p><text:s/>Quiz6</text:p>
          </table:table-cell>
          <table:table-cell office:value-type="string">
            <text:p>Avital Schwarz</text:p>
          </table:table-cell>
          <table:table-cell office:value-type="string">
            <text:p><text:s/>5956099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6</text:p>
          </table:table-cell>
          <table:table-cell/>
        </table:table-row>
        <table:table-row table:style-name="ro1">
          <table:table-cell office:value-type="string">
            <text:p>Quiz6</text:p>
          </table:table-cell>
          <table:table-cell office:value-type="string">
            <text:p>Benjamin Schaffer</text:p>
          </table:table-cell>
          <table:table-cell office:value-type="float" office:value="5428578">
            <text:p>5428578</text:p>
          </table:table-cell>
          <table:table-cell office:value-type="string">
            <text:p>Daniel</text:p>
          </table:table-cell>
          <table:table-cell office:value-type="string">
            <text:p>Thursday 5pm</text:p>
          </table:table-cell>
          <table:table-cell office:value-type="string">
            <text:p>Quiz6</text:p>
          </table:table-cell>
          <table:table-cell/>
        </table:table-row>
        <table:table-row table:style-name="ro1">
          <table:table-cell/>
          <table:table-cell office:value-type="string">
            <text:p>Breanna Flores</text:p>
          </table:table-cell>
          <table:table-cell office:value-type="float" office:value="4283842">
            <text:p>4283842</text:p>
          </table:table-cell>
          <table:table-cell office:value-type="string">
            <text:p>Trevor</text:p>
          </table:table-cell>
          <table:table-cell office:value-type="string">
            <text:p>Tues 8am</text:p>
          </table:table-cell>
          <table:table-cell/>
          <table:table-cell office:value-type="string">
            <text:p>Midterm 2</text:p>
          </table:table-cell>
        </table:table-row>
        <table:table-row table:style-name="ro1">
          <table:table-cell office:value-type="string">
            <text:p>Quiz3</text:p>
          </table:table-cell>
          <table:table-cell office:value-type="string">
            <text:p>Brooke Ryan</text:p>
          </table:table-cell>
          <table:table-cell office:value-type="float" office:value="3857836">
            <text:p>3857836</text:p>
          </table:table-cell>
          <table:table-cell office:value-type="string">
            <text:p>Daniel</text:p>
          </table:table-cell>
          <table:table-cell office:value-type="string">
            <text:p>Thurs 5pm</text:p>
          </table:table-cell>
          <table:table-cell office:value-type="string">
            <text:p>Quiz3</text:p>
          </table:table-cell>
          <table:table-cell/>
        </table:table-row>
        <table:table-row table:style-name="ro1">
          <table:table-cell office:value-type="string">
            <text:p>Quiz8</text:p>
          </table:table-cell>
          <table:table-cell office:value-type="string">
            <text:p>Caitlin Black</text:p>
          </table:table-cell>
          <table:table-cell office:value-type="float" office:value="6623219">
            <text:p>6623219</text:p>
          </table:table-cell>
          <table:table-cell office:value-type="string">
            <text:p>Daniel</text:p>
          </table:table-cell>
          <table:table-cell office:value-type="string">
            <text:p>Tuesday 5pm</text:p>
          </table:table-cell>
          <table:table-cell office:value-type="string">
            <text:p>Quiz8</text:p>
          </table:table-cell>
          <table:table-cell/>
        </table:table-row>
        <table:table-row table:style-name="ro1">
          <table:table-cell office:value-type="string">
            <text:p><text:s/>Quiz2</text:p>
          </table:table-cell>
          <table:table-cell office:value-type="string">
            <text:p>Carlos Zuniga</text:p>
          </table:table-cell>
          <table:table-cell office:value-type="string">
            <text:p><text:s/>4965141</text:p>
          </table:table-cell>
          <table:table-cell office:value-type="string">
            <text:p>Jeremy</text:p>
          </table:table-cell>
          <table:table-cell office:value-type="string">
            <text:p><text:s/>Thurs 6pm</text:p>
          </table:table-cell>
          <table:table-cell office:value-type="string">
            <text:p><text:s/>Quiz2</text:p>
          </table:table-cell>
          <table:table-cell/>
        </table:table-row>
        <table:table-row table:style-name="ro2">
          <table:table-cell office:value-type="string">
            <text:p><text:s/>Quiz3</text:p>
          </table:table-cell>
          <table:table-cell office:value-type="string">
            <text:p>Cathy Iraheta</text:p>
          </table:table-cell>
          <table:table-cell office:value-type="string">
            <text:p><text:s/>6383442</text:p>
          </table:table-cell>
          <table:table-cell office:value-type="string">
            <text:p><text:s/>Jeremy </text:p>
          </table:table-cell>
          <table:table-cell office:value-type="string">
            <text:p><text:s/>Thurs 7pm</text:p>
          </table:table-cell>
          <table:table-cell office:value-type="string">
            <text:p><text:s/>Quiz3</text:p>
          </table:table-cell>
          <table:table-cell/>
        </table:table-row>
        <table:table-row table:style-name="ro1">
          <table:table-cell office:value-type="string">
            <text:p>Quiz3 Quiz5</text:p>
          </table:table-cell>
          <table:table-cell office:value-type="string">
            <text:p>Claire Ramsey</text:p>
          </table:table-cell>
          <table:table-cell office:value-type="float" office:value="6596795">
            <text:p>6596795</text:p>
          </table:table-cell>
          <table:table-cell office:value-type="string">
            <text:p>Daniel</text:p>
          </table:table-cell>
          <table:table-cell office:value-type="string">
            <text:p>Tues 8am</text:p>
          </table:table-cell>
          <table:table-cell office:value-type="string">
            <text:p>Quiz3 Quiz5</text:p>
          </table:table-cell>
          <table:table-cell/>
        </table:table-row>
        <table:table-row table:style-name="ro2">
          <table:table-cell office:value-type="string">
            <text:p>Quiz1 Quiz2 Quiz6</text:p>
          </table:table-cell>
          <table:table-cell office:value-type="string">
            <text:p>Connell Trainor</text:p>
          </table:table-cell>
          <table:table-cell office:value-type="float" office:value="6872899">
            <text:p>6872899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1 Quiz2 Quiz6</text:p>
          </table:table-cell>
          <table:table-cell/>
        </table:table-row>
        <table:table-row table:style-name="ro2">
          <table:table-cell office:value-type="string">
            <text:p><text:s/>Quiz3</text:p>
          </table:table-cell>
          <table:table-cell office:value-type="string">
            <text:p>Darian Caldeira</text:p>
          </table:table-cell>
          <table:table-cell office:value-type="string">
            <text:p><text:s/>5720412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3</text:p>
          </table:table-cell>
          <table:table-cell/>
        </table:table-row>
        <table:table-row table:style-name="ro2">
          <table:table-cell office:value-type="string">
            <text:p>Quiz3 Quiz9</text:p>
          </table:table-cell>
          <table:table-cell office:value-type="string">
            <text:p>Desmond Casto</text:p>
          </table:table-cell>
          <table:table-cell office:value-type="float" office:value="5288089">
            <text:p>5288089</text:p>
          </table:table-cell>
          <table:table-cell office:value-type="string">
            <text:p>Daniel</text:p>
          </table:table-cell>
          <table:table-cell office:value-type="string">
            <text:p>Tuesday 5pm</text:p>
          </table:table-cell>
          <table:table-cell office:value-type="string">
            <text:p>Quiz3 Quiz9</text:p>
          </table:table-cell>
          <table:table-cell/>
        </table:table-row>
        <table:table-row table:style-name="ro2">
          <table:table-cell office:value-type="string">
            <text:p><text:s/>Quiz3 <text:s/>Quiz8</text:p>
          </table:table-cell>
          <table:table-cell office:value-type="string">
            <text:p>Dominique Changlee</text:p>
          </table:table-cell>
          <table:table-cell office:value-type="string">
            <text:p><text:s/>5312269</text:p>
          </table:table-cell>
          <table:table-cell office:value-type="string">
            <text:p><text:s/>Jeremy</text:p>
          </table:table-cell>
          <table:table-cell office:value-type="string">
            <text:p><text:s/>Thurs 8am</text:p>
          </table:table-cell>
          <table:table-cell office:value-type="string">
            <text:p><text:s/>Quiz3 <text:s/>Quiz8</text:p>
          </table:table-cell>
          <table:table-cell/>
        </table:table-row>
        <table:table-row table:style-name="ro1">
          <table:table-cell office:value-type="string">
            <text:p>Quiz5</text:p>
          </table:table-cell>
          <table:table-cell office:value-type="string">
            <text:p>Donovan K Toney</text:p>
          </table:table-cell>
          <table:table-cell office:value-type="float" office:value="5292206">
            <text:p>5292206</text:p>
          </table:table-cell>
          <table:table-cell office:value-type="string">
            <text:p>Daniel</text:p>
          </table:table-cell>
          <table:table-cell office:value-type="string">
            <text:p>Tues 8am</text:p>
          </table:table-cell>
          <table:table-cell office:value-type="string">
            <text:p>Quiz5</text:p>
          </table:table-cell>
          <table:table-cell/>
        </table:table-row>
        <table:table-row table:style-name="ro2">
          <table:table-cell office:value-type="string">
            <text:p><text:s/>Quiz2 <text:s/>Quiz3</text:p>
          </table:table-cell>
          <table:table-cell office:value-type="string">
            <text:p>Elicia Acosta</text:p>
          </table:table-cell>
          <table:table-cell office:value-type="string">
            <text:p><text:s/>5583547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2 <text:s/>Quiz3</text:p>
          </table:table-cell>
          <table:table-cell/>
        </table:table-row>
        <table:table-row table:style-name="ro2">
          <table:table-cell office:value-type="string">
            <text:p>Quiz10</text:p>
          </table:table-cell>
          <table:table-cell office:value-type="string">
            <text:p>Elisha Mata</text:p>
          </table:table-cell>
          <table:table-cell office:value-type="float" office:value="6599641">
            <text:p>6599641</text:p>
          </table:table-cell>
          <table:table-cell office:value-type="string">
            <text:p>Daniel</text:p>
          </table:table-cell>
          <table:table-cell office:value-type="string">
            <text:p>Thursday 8am</text:p>
          </table:table-cell>
          <table:table-cell office:value-type="string">
            <text:p>Quiz10</text:p>
          </table:table-cell>
          <table:table-cell/>
        </table:table-row>
        <table:table-row table:style-name="ro1">
          <table:table-cell office:value-type="string">
            <text:p>Quiz6 Quiz7</text:p>
          </table:table-cell>
          <table:table-cell office:value-type="string">
            <text:p>Elyse Hartmann</text:p>
          </table:table-cell>
          <table:table-cell office:value-type="float" office:value="6139554">
            <text:p>6139554</text:p>
          </table:table-cell>
          <table:table-cell office:value-type="string">
            <text:p>Daniel</text:p>
          </table:table-cell>
          <table:table-cell office:value-type="string">
            <text:p>Tuesday 5pm</text:p>
          </table:table-cell>
          <table:table-cell office:value-type="string">
            <text:p>Quiz6 Quiz7</text:p>
          </table:table-cell>
          <table:table-cell/>
        </table:table-row>
        <table:table-row table:style-name="ro1">
          <table:table-cell office:value-type="string">
            <text:p><text:s/>Quiz4 <text:s/>Quiz6</text:p>
          </table:table-cell>
          <table:table-cell office:value-type="string">
            <text:p>Emma Toney</text:p>
          </table:table-cell>
          <table:table-cell office:value-type="string">
            <text:p><text:s/>6196547</text:p>
          </table:table-cell>
          <table:table-cell office:value-type="string">
            <text:p><text:s/>Jeremy</text:p>
          </table:table-cell>
          <table:table-cell office:value-type="string">
            <text:p><text:s/>Thurs 8am</text:p>
          </table:table-cell>
          <table:table-cell office:value-type="string">
            <text:p><text:s/>Quiz4 <text:s/>Quiz6</text:p>
          </table:table-cell>
          <table:table-cell/>
        </table:table-row>
        <table:table-row table:style-name="ro1">
          <table:table-cell office:value-type="string">
            <text:p>Quiz1</text:p>
          </table:table-cell>
          <table:table-cell office:value-type="string">
            <text:p>Evelyn Ibarra</text:p>
          </table:table-cell>
          <table:table-cell office:value-type="float" office:value="5160684">
            <text:p>5160684</text:p>
          </table:table-cell>
          <table:table-cell office:value-type="string">
            <text:p>Daniel</text:p>
          </table:table-cell>
          <table:table-cell office:value-type="string">
            <text:p>Thurs 5pm</text:p>
          </table:table-cell>
          <table:table-cell office:value-type="string">
            <text:p>Quiz1</text:p>
          </table:table-cell>
          <table:table-cell/>
        </table:table-row>
        <table:table-row table:style-name="ro2">
          <table:table-cell/>
          <table:table-cell office:value-type="string">
            <text:p>Fleurette Juda</text:p>
          </table:table-cell>
          <table:table-cell office:value-type="float" office:value="5279351">
            <text:p>5279351</text:p>
          </table:table-cell>
          <table:table-cell office:value-type="string">
            <text:p>Trevor</text:p>
          </table:table-cell>
          <table:table-cell office:value-type="string">
            <text:p>Tues 8am</text:p>
          </table:table-cell>
          <table:table-cell/>
          <table:table-cell office:value-type="string">
            <text:p>Midterm 1</text:p>
          </table:table-cell>
        </table:table-row>
        <table:table-row table:style-name="ro1">
          <table:table-cell office:value-type="string">
            <text:p><text:s/>Quiz1 <text:s/>Quiz2 <text:s/>Quiz3</text:p>
          </table:table-cell>
          <table:table-cell office:value-type="string">
            <text:p>Francesca McCants</text:p>
          </table:table-cell>
          <table:table-cell office:value-type="string">
            <text:p><text:s/>6216881</text:p>
          </table:table-cell>
          <table:table-cell office:value-type="string">
            <text:p><text:s/>Daniel</text:p>
          </table:table-cell>
          <table:table-cell office:value-type="string">
            <text:p><text:s/>Thurs 5pm</text:p>
          </table:table-cell>
          <table:table-cell office:value-type="string">
            <text:p><text:s/>Quiz1 <text:s/>Quiz2 <text:s/>Quiz3</text:p>
          </table:table-cell>
          <table:table-cell/>
        </table:table-row>
        <table:table-row table:style-name="ro2">
          <table:table-cell office:value-type="string">
            <text:p><text:s/>Quiz10</text:p>
          </table:table-cell>
          <table:table-cell office:value-type="string">
            <text:p>Georgia D'Aloisio</text:p>
          </table:table-cell>
          <table:table-cell office:value-type="string">
            <text:p><text:s/>9984865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10</text:p>
          </table:table-cell>
          <table:table-cell/>
        </table:table-row>
        <table:table-row table:style-name="ro2">
          <table:table-cell office:value-type="string">
            <text:p>Quiz6</text:p>
          </table:table-cell>
          <table:table-cell office:value-type="string">
            <text:p>Hadeel Eljarrari</text:p>
          </table:table-cell>
          <table:table-cell office:value-type="float" office:value="8822272">
            <text:p>8822272</text:p>
          </table:table-cell>
          <table:table-cell office:value-type="string">
            <text:p>Daniel</text:p>
          </table:table-cell>
          <table:table-cell office:value-type="string">
            <text:p>Tuesday 5pm</text:p>
          </table:table-cell>
          <table:table-cell office:value-type="string">
            <text:p>Quiz6</text:p>
          </table:table-cell>
          <table:table-cell/>
        </table:table-row>
        <table:table-row table:style-name="ro1">
          <table:table-cell office:value-type="string">
            <text:p>Quiz3</text:p>
          </table:table-cell>
          <table:table-cell office:value-type="string">
            <text:p>Hana Ibarra</text:p>
          </table:table-cell>
          <table:table-cell office:value-type="float" office:value="6234348">
            <text:p>6234348</text:p>
          </table:table-cell>
          <table:table-cell office:value-type="string">
            <text:p>Daniel</text:p>
          </table:table-cell>
          <table:table-cell office:value-type="string">
            <text:p>Tues 5pm</text:p>
          </table:table-cell>
          <table:table-cell office:value-type="string">
            <text:p>Quiz3</text:p>
          </table:table-cell>
          <table:table-cell/>
        </table:table-row>
        <table:table-row table:style-name="ro1">
          <table:table-cell office:value-type="string">
            <text:p>Quiz4</text:p>
          </table:table-cell>
          <table:table-cell office:value-type="string">
            <text:p>Harper Giordano</text:p>
          </table:table-cell>
          <table:table-cell office:value-type="float" office:value="5884150">
            <text:p>5884150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4</text:p>
          </table:table-cell>
          <table:table-cell office:value-type="string">
            <text:p>Midterm 1</text:p>
          </table:table-cell>
        </table:table-row>
        <table:table-row table:style-name="ro2">
          <table:table-cell office:value-type="string">
            <text:p>Quiz7</text:p>
          </table:table-cell>
          <table:table-cell office:value-type="string">
            <text:p>Hidei Spanke</text:p>
          </table:table-cell>
          <table:table-cell office:value-type="float" office:value="5958525">
            <text:p>5958525</text:p>
          </table:table-cell>
          <table:table-cell office:value-type="string">
            <text:p>Trevor</text:p>
          </table:table-cell>
          <table:table-cell office:value-type="string">
            <text:p>Tues 6pm</text:p>
          </table:table-cell>
          <table:table-cell office:value-type="string">
            <text:p>Quiz7</text:p>
          </table:table-cell>
          <table:table-cell/>
        </table:table-row>
        <table:table-row table:style-name="ro2">
          <table:table-cell office:value-type="string">
            <text:p>Quiz2</text:p>
          </table:table-cell>
          <table:table-cell office:value-type="string">
            <text:p>Jasmine Belflower</text:p>
          </table:table-cell>
          <table:table-cell office:value-type="float" office:value="5109186">
            <text:p>5109186</text:p>
          </table:table-cell>
          <table:table-cell office:value-type="string">
            <text:p>Daniel</text:p>
          </table:table-cell>
          <table:table-cell office:value-type="string">
            <text:p>Thurs 8am</text:p>
          </table:table-cell>
          <table:table-cell office:value-type="string">
            <text:p>Quiz2</text:p>
          </table:table-cell>
          <table:table-cell/>
        </table:table-row>
        <table:table-row table:style-name="ro1">
          <table:table-cell office:value-type="string">
            <text:p><text:s/>Quiz4 <text:s/>Quiz10</text:p>
          </table:table-cell>
          <table:table-cell office:value-type="string">
            <text:p>Jasmine Jackson</text:p>
          </table:table-cell>
          <table:table-cell office:value-type="string">
            <text:p><text:s/>4659892</text:p>
          </table:table-cell>
          <table:table-cell office:value-type="string">
            <text:p><text:s/>Jeremy</text:p>
          </table:table-cell>
          <table:table-cell office:value-type="string">
            <text:p><text:s/>Thurs 7pm</text:p>
          </table:table-cell>
          <table:table-cell office:value-type="string">
            <text:p><text:s/>Quiz4 <text:s/>Quiz10</text:p>
          </table:table-cell>
          <table:table-cell/>
        </table:table-row>
        <table:table-row table:style-name="ro1">
          <table:table-cell office:value-type="string">
            <text:p>Quiz4</text:p>
          </table:table-cell>
          <table:table-cell office:value-type="string">
            <text:p>Jessica Espinoza</text:p>
          </table:table-cell>
          <table:table-cell office:value-type="float" office:value="6312839">
            <text:p>6312839</text:p>
          </table:table-cell>
          <table:table-cell office:value-type="string">
            <text:p>Daniel</text:p>
          </table:table-cell>
          <table:table-cell office:value-type="string">
            <text:p>Thursday 5am</text:p>
          </table:table-cell>
          <table:table-cell office:value-type="string">
            <text:p>Quiz4</text:p>
          </table:table-cell>
          <table:table-cell/>
        </table:table-row>
        <table:table-row table:style-name="ro2">
          <table:table-cell office:value-type="string">
            <text:p>Quiz6</text:p>
          </table:table-cell>
          <table:table-cell office:value-type="string">
            <text:p>Jessica Taghizadeh</text:p>
          </table:table-cell>
          <table:table-cell office:value-type="float" office:value="6681472">
            <text:p>6681472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6</text:p>
          </table:table-cell>
          <table:table-cell office:value-type="string">
            <text:p>Midterm 2</text:p>
          </table:table-cell>
        </table:table-row>
        <table:table-row table:style-name="ro1">
          <table:table-cell office:value-type="string">
            <text:p><text:s/>Quiz8</text:p>
          </table:table-cell>
          <table:table-cell office:value-type="string">
            <text:p>Joe Armstrong</text:p>
          </table:table-cell>
          <table:table-cell office:value-type="string">
            <text:p><text:s/>5211263</text:p>
          </table:table-cell>
          <table:table-cell office:value-type="string">
            <text:p><text:s/>Jeremy</text:p>
          </table:table-cell>
          <table:table-cell office:value-type="string">
            <text:p><text:s/>Thurs 8am</text:p>
          </table:table-cell>
          <table:table-cell office:value-type="string">
            <text:p><text:s/>Quiz8</text:p>
          </table:table-cell>
          <table:table-cell/>
        </table:table-row>
        <table:table-row table:style-name="ro2">
          <table:table-cell/>
          <table:table-cell office:value-type="string">
            <text:p>Joelle Haddad</text:p>
          </table:table-cell>
          <table:table-cell office:value-type="float" office:value="4700282">
            <text:p>4700282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/>
          <table:table-cell office:value-type="string">
            <text:p>Midterm 3 = Final Exam</text:p>
          </table:table-cell>
        </table:table-row>
        <table:table-row table:style-name="ro2">
          <table:table-cell office:value-type="string">
            <text:p><text:s/>Quiz10</text:p>
          </table:table-cell>
          <table:table-cell office:value-type="string">
            <text:p>Journey Hartfiel</text:p>
          </table:table-cell>
          <table:table-cell office:value-type="string">
            <text:p><text:s/>5755251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10</text:p>
          </table:table-cell>
          <table:table-cell/>
        </table:table-row>
        <table:table-row table:style-name="ro1">
          <table:table-cell office:value-type="string">
            <text:p><text:s/>Quiz2</text:p>
          </table:table-cell>
          <table:table-cell office:value-type="string">
            <text:p>Kaitlyn Sweeney</text:p>
          </table:table-cell>
          <table:table-cell office:value-type="string">
            <text:p><text:s/>4150314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2</text:p>
          </table:table-cell>
          <table:table-cell/>
        </table:table-row>
        <table:table-row table:style-name="ro1">
          <table:table-cell office:value-type="string">
            <text:p><text:s/>Quiz2 <text:s/>Quiz4</text:p>
          </table:table-cell>
          <table:table-cell office:value-type="string">
            <text:p>Kaylee Luna</text:p>
          </table:table-cell>
          <table:table-cell office:value-type="string">
            <text:p><text:s/>5606165</text:p>
          </table:table-cell>
          <table:table-cell office:value-type="string">
            <text:p><text:s/>Jeremy</text:p>
          </table:table-cell>
          <table:table-cell office:value-type="string">
            <text:p><text:s/>Thurs 7pm</text:p>
          </table:table-cell>
          <table:table-cell office:value-type="string">
            <text:p><text:s/>Quiz2 <text:s/>Quiz4</text:p>
          </table:table-cell>
          <table:table-cell/>
        </table:table-row>
        <table:table-row table:style-name="ro1">
          <table:table-cell office:value-type="string">
            <text:p><text:s/>Quiz3 <text:s/>Quiz7</text:p>
          </table:table-cell>
          <table:table-cell office:value-type="string">
            <text:p>Kira Guardia</text:p>
          </table:table-cell>
          <table:table-cell office:value-type="string">
            <text:p><text:s/>9985839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3 <text:s/>Quiz7</text:p>
          </table:table-cell>
          <table:table-cell/>
        </table:table-row>
        <table:table-row table:style-name="ro2">
          <table:table-cell office:value-type="string">
            <text:p>Quiz8</text:p>
          </table:table-cell>
          <table:table-cell office:value-type="string">
            <text:p>Kyla Drengler Spin</text:p>
          </table:table-cell>
          <table:table-cell office:value-type="float" office:value="8696767">
            <text:p>8696767</text:p>
          </table:table-cell>
          <table:table-cell office:value-type="string">
            <text:p>Trevor</text:p>
          </table:table-cell>
          <table:table-cell office:value-type="string">
            <text:p>Tues 8a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<text:s/>Quiz5</text:p>
          </table:table-cell>
          <table:table-cell office:value-type="string">
            <text:p>Larine Osman</text:p>
          </table:table-cell>
          <table:table-cell office:value-type="string">
            <text:p><text:s/>4748828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5</text:p>
          </table:table-cell>
          <table:table-cell/>
        </table:table-row>
        <table:table-row table:style-name="ro1">
          <table:table-cell office:value-type="string">
            <text:p>Quiz8</text:p>
          </table:table-cell>
          <table:table-cell office:value-type="string">
            <text:p>Leo Safir</text:p>
          </table:table-cell>
          <table:table-cell office:value-type="float" office:value="5194121">
            <text:p>5194121</text:p>
          </table:table-cell>
          <table:table-cell office:value-type="string">
            <text:p>Trevor</text:p>
          </table:table-cell>
          <table:table-cell office:value-type="string">
            <text:p>Tues 8a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<text:s/>Quiz4</text:p>
          </table:table-cell>
          <table:table-cell office:value-type="string">
            <text:p>Manny Cheema</text:p>
          </table:table-cell>
          <table:table-cell office:value-type="string">
            <text:p><text:s/>6639371</text:p>
          </table:table-cell>
          <table:table-cell office:value-type="string">
            <text:p><text:s/>Jeremy</text:p>
          </table:table-cell>
          <table:table-cell office:value-type="string">
            <text:p><text:s/>Thurs 7pm</text:p>
          </table:table-cell>
          <table:table-cell office:value-type="string">
            <text:p><text:s/>Quiz4</text:p>
          </table:table-cell>
          <table:table-cell/>
        </table:table-row>
        <table:table-row table:style-name="ro1">
          <table:table-cell office:value-type="string">
            <text:p>Quiz8</text:p>
          </table:table-cell>
          <table:table-cell office:value-type="string">
            <text:p>Mason Montgomery</text:p>
          </table:table-cell>
          <table:table-cell office:value-type="float" office:value="3929569">
            <text:p>3929569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<text:s/>Quiz4</text:p>
          </table:table-cell>
          <table:table-cell office:value-type="string">
            <text:p>Mia DiCostanzo</text:p>
          </table:table-cell>
          <table:table-cell office:value-type="string">
            <text:p><text:s/>5688775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4</text:p>
          </table:table-cell>
          <table:table-cell/>
        </table:table-row>
        <table:table-row table:style-name="ro1">
          <table:table-cell office:value-type="string">
            <text:p><text:s/>Quiz3</text:p>
          </table:table-cell>
          <table:table-cell office:value-type="string">
            <text:p>Mia Watson</text:p>
          </table:table-cell>
          <table:table-cell office:value-type="string">
            <text:p><text:s/>6036131</text:p>
          </table:table-cell>
          <table:table-cell office:value-type="string">
            <text:p><text:s/>Daniel</text:p>
          </table:table-cell>
          <table:table-cell office:value-type="string">
            <text:p><text:s/>Thurs 5pm</text:p>
          </table:table-cell>
          <table:table-cell office:value-type="string">
            <text:p><text:s/>Quiz3</text:p>
          </table:table-cell>
          <table:table-cell/>
        </table:table-row>
        <table:table-row table:style-name="ro1">
          <table:table-cell office:value-type="string">
            <text:p>Quiz10</text:p>
          </table:table-cell>
          <table:table-cell office:value-type="string">
            <text:p>Mia Watson</text:p>
          </table:table-cell>
          <table:table-cell office:value-type="float" office:value="6036131">
            <text:p>6036131</text:p>
          </table:table-cell>
          <table:table-cell office:value-type="string">
            <text:p>Daniel</text:p>
          </table:table-cell>
          <table:table-cell office:value-type="string">
            <text:p>Thursday 5pm</text:p>
          </table:table-cell>
          <table:table-cell office:value-type="string">
            <text:p>Quiz10</text:p>
          </table:table-cell>
          <table:table-cell/>
        </table:table-row>
        <table:table-row table:style-name="ro2">
          <table:table-cell office:value-type="string">
            <text:p>Quiz8</text:p>
          </table:table-cell>
          <table:table-cell office:value-type="string">
            <text:p>Mina Kaldi</text:p>
          </table:table-cell>
          <table:table-cell office:value-type="float" office:value="6424220">
            <text:p>6424220</text:p>
          </table:table-cell>
          <table:table-cell office:value-type="string">
            <text:p>Daniel</text:p>
          </table:table-cell>
          <table:table-cell office:value-type="string">
            <text:p>Tuesday 5p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Quiz5 Quiz8 Quiz9</text:p>
          </table:table-cell>
          <table:table-cell office:value-type="string">
            <text:p>Nissa Aguiniga</text:p>
          </table:table-cell>
          <table:table-cell office:value-type="float" office:value="6646624">
            <text:p>6646624</text:p>
          </table:table-cell>
          <table:table-cell office:value-type="string">
            <text:p>Trevor</text:p>
          </table:table-cell>
          <table:table-cell office:value-type="string">
            <text:p>Tues 7pm</text:p>
          </table:table-cell>
          <table:table-cell office:value-type="string">
            <text:p>Quiz5 Quiz8 Quiz9</text:p>
          </table:table-cell>
          <table:table-cell/>
        </table:table-row>
        <table:table-row table:style-name="ro2">
          <table:table-cell office:value-type="string">
            <text:p>Quiz5</text:p>
          </table:table-cell>
          <table:table-cell office:value-type="string">
            <text:p>Noelle Magana</text:p>
          </table:table-cell>
          <table:table-cell office:value-type="float" office:value="6215446">
            <text:p>6215446</text:p>
          </table:table-cell>
          <table:table-cell office:value-type="string">
            <text:p>Trevor</text:p>
          </table:table-cell>
          <table:table-cell office:value-type="string">
            <text:p>Tues 8am</text:p>
          </table:table-cell>
          <table:table-cell office:value-type="string">
            <text:p>Quiz5</text:p>
          </table:table-cell>
          <table:table-cell/>
        </table:table-row>
        <table:table-row table:style-name="ro1">
          <table:table-cell office:value-type="string">
            <text:p><text:s/>Quiz3</text:p>
          </table:table-cell>
          <table:table-cell office:value-type="string">
            <text:p>Pablo Ruiz</text:p>
          </table:table-cell>
          <table:table-cell office:value-type="string">
            <text:p><text:s/>8896078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3</text:p>
          </table:table-cell>
          <table:table-cell/>
        </table:table-row>
        <table:table-row table:style-name="ro2">
          <table:table-cell office:value-type="string">
            <text:p>Quiz3</text:p>
          </table:table-cell>
          <table:table-cell office:value-type="string">
            <text:p>Paulina Dsouza</text:p>
          </table:table-cell>
          <table:table-cell office:value-type="float" office:value="5095377">
            <text:p>5095377</text:p>
          </table:table-cell>
          <table:table-cell office:value-type="string">
            <text:p>Daniel</text:p>
          </table:table-cell>
          <table:table-cell office:value-type="string">
            <text:p>Tues 5pm</text:p>
          </table:table-cell>
          <table:table-cell office:value-type="string">
            <text:p>Quiz3</text:p>
          </table:table-cell>
          <table:table-cell/>
        </table:table-row>
        <table:table-row table:style-name="ro1">
          <table:table-cell office:value-type="string">
            <text:p>Quiz8</text:p>
          </table:table-cell>
          <table:table-cell office:value-type="string">
            <text:p>Peter Kim</text:p>
          </table:table-cell>
          <table:table-cell office:value-type="float" office:value="5669577">
            <text:p>5669577</text:p>
          </table:table-cell>
          <table:table-cell office:value-type="string">
            <text:p>Daniel</text:p>
          </table:table-cell>
          <table:table-cell office:value-type="string">
            <text:p>Tuesday 5p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Quiz5</text:p>
          </table:table-cell>
          <table:table-cell office:value-type="string">
            <text:p>Pierce Medosch-Myers</text:p>
          </table:table-cell>
          <table:table-cell office:value-type="float" office:value="6179702">
            <text:p>6179702</text:p>
          </table:table-cell>
          <table:table-cell office:value-type="string">
            <text:p>Daniel</text:p>
          </table:table-cell>
          <table:table-cell office:value-type="string">
            <text:p>Thursday 5pm</text:p>
          </table:table-cell>
          <table:table-cell office:value-type="string">
            <text:p>Quiz5</text:p>
          </table:table-cell>
          <table:table-cell/>
        </table:table-row>
        <table:table-row table:style-name="ro2">
          <table:table-cell office:value-type="string">
            <text:p>Quiz6</text:p>
          </table:table-cell>
          <table:table-cell office:value-type="string">
            <text:p>Robert Keltner</text:p>
          </table:table-cell>
          <table:table-cell office:value-type="float" office:value="37827708">
            <text:p>37827708</text:p>
          </table:table-cell>
          <table:table-cell office:value-type="string">
            <text:p>Daniel</text:p>
          </table:table-cell>
          <table:table-cell office:value-type="string">
            <text:p>Thursday 5pm</text:p>
          </table:table-cell>
          <table:table-cell office:value-type="string">
            <text:p>Quiz6</text:p>
          </table:table-cell>
          <table:table-cell/>
        </table:table-row>
        <table:table-row table:style-name="ro1">
          <table:table-cell office:value-type="string">
            <text:p><text:s/>Quiz2</text:p>
          </table:table-cell>
          <table:table-cell office:value-type="string">
            <text:p>Ryan Dominguez</text:p>
          </table:table-cell>
          <table:table-cell office:value-type="string">
            <text:p><text:s/>5336342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2</text:p>
          </table:table-cell>
          <table:table-cell/>
        </table:table-row>
        <table:table-row table:style-name="ro1">
          <table:table-cell office:value-type="string">
            <text:p>Quiz8</text:p>
          </table:table-cell>
          <table:table-cell office:value-type="string">
            <text:p>Sam Stevens</text:p>
          </table:table-cell>
          <table:table-cell office:value-type="float" office:value="5113980">
            <text:p>5113980</text:p>
          </table:table-cell>
          <table:table-cell office:value-type="string">
            <text:p>Trevor</text:p>
          </table:table-cell>
          <table:table-cell office:value-type="string">
            <text:p>Tues 6p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<text:s/>Quiz3 <text:s/>Quiz5 <text:s/>Quiz7</text:p>
          </table:table-cell>
          <table:table-cell office:value-type="string">
            <text:p>Samantha Hernandez-Gastelum</text:p>
          </table:table-cell>
          <table:table-cell office:value-type="string">
            <text:p><text:s/>7633506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3 <text:s/>Quiz5 <text:s/>Quiz7</text:p>
          </table:table-cell>
          <table:table-cell/>
        </table:table-row>
        <table:table-row table:style-name="ro1">
          <table:table-cell office:value-type="string">
            <text:p>Quiz8</text:p>
          </table:table-cell>
          <table:table-cell office:value-type="string">
            <text:p>Samuel Esparza</text:p>
          </table:table-cell>
          <table:table-cell office:value-type="float" office:value="4141131">
            <text:p>4141131</text:p>
          </table:table-cell>
          <table:table-cell office:value-type="string">
            <text:p>Daniel</text:p>
          </table:table-cell>
          <table:table-cell office:value-type="string">
            <text:p>Thursday 8am</text:p>
          </table:table-cell>
          <table:table-cell office:value-type="string">
            <text:p>Quiz8</text:p>
          </table:table-cell>
          <table:table-cell/>
        </table:table-row>
        <table:table-row table:style-name="ro2">
          <table:table-cell office:value-type="string">
            <text:p>Quiz1 Quiz6 Quiz9</text:p>
          </table:table-cell>
          <table:table-cell office:value-type="string">
            <text:p>Sean Andampour</text:p>
          </table:table-cell>
          <table:table-cell office:value-type="float" office:value="6120505">
            <text:p>6120505</text:p>
          </table:table-cell>
          <table:table-cell office:value-type="string">
            <text:p>Trevor</text:p>
          </table:table-cell>
          <table:table-cell office:value-type="string">
            <text:p>Tues 6pm</text:p>
          </table:table-cell>
          <table:table-cell office:value-type="string">
            <text:p>Quiz1 Quiz6 Quiz9</text:p>
          </table:table-cell>
          <table:table-cell/>
        </table:table-row>
        <table:table-row table:style-name="ro1">
          <table:table-cell office:value-type="string">
            <text:p>Quiz6 Quiz7</text:p>
          </table:table-cell>
          <table:table-cell office:value-type="string">
            <text:p>Sebastian Avila</text:p>
          </table:table-cell>
          <table:table-cell office:value-type="float" office:value="5976220">
            <text:p>5976220</text:p>
          </table:table-cell>
          <table:table-cell office:value-type="string">
            <text:p>Trevor</text:p>
          </table:table-cell>
          <table:table-cell office:value-type="string">
            <text:p>Tues 7pm</text:p>
          </table:table-cell>
          <table:table-cell office:value-type="string">
            <text:p>Quiz6 Quiz7</text:p>
          </table:table-cell>
          <table:table-cell office:value-type="string">
            <text:p>Midterm 2</text:p>
          </table:table-cell>
        </table:table-row>
        <table:table-row table:style-name="ro2">
          <table:table-cell office:value-type="string">
            <text:p><text:s/>Quiz2</text:p>
          </table:table-cell>
          <table:table-cell office:value-type="string">
            <text:p>Sierra Moayedi</text:p>
          </table:table-cell>
          <table:table-cell office:value-type="string">
            <text:p><text:s/>5787601</text:p>
          </table:table-cell>
          <table:table-cell office:value-type="string">
            <text:p><text:s/>Trevor</text:p>
          </table:table-cell>
          <table:table-cell office:value-type="string">
            <text:p><text:s/>Tues 8am</text:p>
          </table:table-cell>
          <table:table-cell office:value-type="string">
            <text:p><text:s/>Quiz2</text:p>
          </table:table-cell>
          <table:table-cell/>
        </table:table-row>
        <table:table-row table:style-name="ro1">
          <table:table-cell office:value-type="string">
            <text:p>Quiz5</text:p>
          </table:table-cell>
          <table:table-cell office:value-type="string">
            <text:p>Sophia Pan</text:p>
          </table:table-cell>
          <table:table-cell office:value-type="float" office:value="6463467">
            <text:p>6463467</text:p>
          </table:table-cell>
          <table:table-cell office:value-type="string">
            <text:p>Trevor</text:p>
          </table:table-cell>
          <table:table-cell office:value-type="string">
            <text:p>Tues 6pm</text:p>
          </table:table-cell>
          <table:table-cell office:value-type="string">
            <text:p>Quiz5</text:p>
          </table:table-cell>
          <table:table-cell/>
        </table:table-row>
        <table:table-row table:style-name="ro1">
          <table:table-cell office:value-type="string">
            <text:p>Quiz6</text:p>
          </table:table-cell>
          <table:table-cell office:value-type="string">
            <text:p>Stella Velasco</text:p>
          </table:table-cell>
          <table:table-cell office:value-type="float" office:value="8991408">
            <text:p>8991408</text:p>
          </table:table-cell>
          <table:table-cell office:value-type="string">
            <text:p>Daniel</text:p>
          </table:table-cell>
          <table:table-cell office:value-type="string">
            <text:p>Thursday 8am</text:p>
          </table:table-cell>
          <table:table-cell office:value-type="string">
            <text:p>Quiz6</text:p>
          </table:table-cell>
          <table:table-cell/>
        </table:table-row>
        <table:table-row table:style-name="ro1">
          <table:table-cell office:value-type="string">
            <text:p><text:s/>Quiz5</text:p>
          </table:table-cell>
          <table:table-cell office:value-type="string">
            <text:p>Sydney Reardon</text:p>
          </table:table-cell>
          <table:table-cell office:value-type="string">
            <text:p><text:s/>6314850</text:p>
          </table:table-cell>
          <table:table-cell office:value-type="string">
            <text:p><text:s/>Jeremy</text:p>
          </table:table-cell>
          <table:table-cell office:value-type="string">
            <text:p><text:s/>Thurs 6pm</text:p>
          </table:table-cell>
          <table:table-cell office:value-type="string">
            <text:p><text:s/>Quiz5</text:p>
          </table:table-cell>
          <table:table-cell/>
        </table:table-row>
        <table:table-row table:style-name="ro2">
          <table:table-cell office:value-type="string">
            <text:p>Quiz5</text:p>
          </table:table-cell>
          <table:table-cell office:value-type="string">
            <text:p>Taylor Iden</text:p>
          </table:table-cell>
          <table:table-cell office:value-type="float" office:value="5709415">
            <text:p>5709415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5</text:p>
          </table:table-cell>
          <table:table-cell/>
        </table:table-row>
        <table:table-row table:style-name="ro1">
          <table:table-cell office:value-type="string">
            <text:p><text:s/>Quiz10</text:p>
          </table:table-cell>
          <table:table-cell office:value-type="string">
            <text:p>Timothy Paige</text:p>
          </table:table-cell>
          <table:table-cell office:value-type="string">
            <text:p><text:s/>5326038</text:p>
          </table:table-cell>
          <table:table-cell office:value-type="string">
            <text:p><text:s/>Jeremy</text:p>
          </table:table-cell>
          <table:table-cell office:value-type="string">
            <text:p><text:s/>Thurs 7pm</text:p>
          </table:table-cell>
          <table:table-cell office:value-type="string">
            <text:p><text:s/>Quiz10</text:p>
          </table:table-cell>
          <table:table-cell/>
        </table:table-row>
        <table:table-row table:style-name="ro2">
          <table:table-cell office:value-type="string">
            <text:p>Quiz2 Quiz10</text:p>
          </table:table-cell>
          <table:table-cell office:value-type="string">
            <text:p>Toby Gollan-Myers</text:p>
          </table:table-cell>
          <table:table-cell office:value-type="float" office:value="5776126">
            <text:p>5776126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2 Quiz10</text:p>
          </table:table-cell>
          <table:table-cell/>
        </table:table-row>
        <table:table-row table:style-name="ro2">
          <table:table-cell office:value-type="string">
            <text:p>Quiz9 Quiz10</text:p>
          </table:table-cell>
          <table:table-cell office:value-type="string">
            <text:p>Toha Hossain</text:p>
          </table:table-cell>
          <table:table-cell office:value-type="float" office:value="5757406">
            <text:p>5757406</text:p>
          </table:table-cell>
          <table:table-cell office:value-type="string">
            <text:p>Trevor</text:p>
          </table:table-cell>
          <table:table-cell office:value-type="string">
            <text:p>Tues 6pm</text:p>
          </table:table-cell>
          <table:table-cell office:value-type="string">
            <text:p>Quiz9 Quiz10</text:p>
          </table:table-cell>
          <table:table-cell office:value-type="string">
            <text:p>let Exam 3 = Final Exam</text:p>
          </table:table-cell>
        </table:table-row>
        <table:table-row table:style-name="ro2">
          <table:table-cell office:value-type="string">
            <text:p><text:s/>Quiz2</text:p>
          </table:table-cell>
          <table:table-cell office:value-type="string">
            <text:p>Tony Muwaswes</text:p>
          </table:table-cell>
          <table:table-cell office:value-type="string">
            <text:p><text:s/>6240295</text:p>
          </table:table-cell>
          <table:table-cell office:value-type="string">
            <text:p><text:s/>Jeremy</text:p>
          </table:table-cell>
          <table:table-cell office:value-type="string">
            <text:p><text:s/>Thurs 8am</text:p>
          </table:table-cell>
          <table:table-cell office:value-type="string">
            <text:p><text:s/>Quiz2</text:p>
          </table:table-cell>
          <table:table-cell/>
        </table:table-row>
        <table:table-row table:style-name="ro1">
          <table:table-cell office:value-type="string">
            <text:p>Quiz3</text:p>
          </table:table-cell>
          <table:table-cell office:value-type="string">
            <text:p>Veronica Acevedo</text:p>
          </table:table-cell>
          <table:table-cell office:value-type="float" office:value="6553622">
            <text:p>6553622</text:p>
          </table:table-cell>
          <table:table-cell office:value-type="string">
            <text:p>Daniel</text:p>
          </table:table-cell>
          <table:table-cell office:value-type="string">
            <text:p>Tues 8am</text:p>
          </table:table-cell>
          <table:table-cell office:value-type="string">
            <text:p>Quiz3</text:p>
          </table:table-cell>
          <table:table-cell/>
        </table:table-row>
        <table:table-row table:style-name="ro2">
          <table:table-cell office:value-type="string">
            <text:p>Quiz5</text:p>
          </table:table-cell>
          <table:table-cell office:value-type="string">
            <text:p>Veronica Bosso</text:p>
          </table:table-cell>
          <table:table-cell office:value-type="float" office:value="4992202">
            <text:p>4992202</text:p>
          </table:table-cell>
          <table:table-cell office:value-type="string">
            <text:p>Daniel</text:p>
          </table:table-cell>
          <table:table-cell office:value-type="string">
            <text:p>Tues 5pm</text:p>
          </table:table-cell>
          <table:table-cell office:value-type="string">
            <text:p>Quiz5</text:p>
          </table:table-cell>
          <table:table-cell/>
        </table:table-row>
        <table:table-row table:style-name="ro2">
          <table:table-cell office:value-type="string">
            <text:p><text:s/>Quiz3</text:p>
          </table:table-cell>
          <table:table-cell office:value-type="string">
            <text:p>Wendy Janet Aparicio</text:p>
          </table:table-cell>
          <table:table-cell office:value-type="string">
            <text:p><text:s/>5747019</text:p>
          </table:table-cell>
          <table:table-cell office:value-type="string">
            <text:p><text:s/>Jeremy</text:p>
          </table:table-cell>
          <table:table-cell office:value-type="string">
            <text:p><text:s/>Thurs 5pm</text:p>
          </table:table-cell>
          <table:table-cell office:value-type="string">
            <text:p><text:s/>Quiz3</text:p>
          </table:table-cell>
          <table:table-cell/>
        </table:table-row>
        <table:table-row table:style-name="ro2">
          <table:table-cell office:value-type="string">
            <text:p>Quiz6</text:p>
          </table:table-cell>
          <table:table-cell office:value-type="string">
            <text:p>Yael Berukhim</text:p>
          </table:table-cell>
          <table:table-cell office:value-type="float" office:value="6488936">
            <text:p>6488936</text:p>
          </table:table-cell>
          <table:table-cell office:value-type="string">
            <text:p>Daniel</text:p>
          </table:table-cell>
          <table:table-cell office:value-type="string">
            <text:p>Thursday 5pm</text:p>
          </table:table-cell>
          <table:table-cell office:value-type="string">
            <text:p>Quiz6</text:p>
          </table:table-cell>
          <table:table-cell/>
        </table:table-row>
        <table:table-row table:style-name="ro2">
          <table:table-cell office:value-type="string">
            <text:p><text:s/>Quiz5</text:p>
          </table:table-cell>
          <table:table-cell office:value-type="string">
            <text:p>Yahaira Venegas-Hernandez</text:p>
          </table:table-cell>
          <table:table-cell office:value-type="string">
            <text:p><text:s/>5299854</text:p>
          </table:table-cell>
          <table:table-cell office:value-type="string">
            <text:p><text:s/>Jeremy</text:p>
          </table:table-cell>
          <table:table-cell office:value-type="string">
            <text:p><text:s/>Thurs 8am</text:p>
          </table:table-cell>
          <table:table-cell office:value-type="string">
            <text:p><text:s/>Quiz5</text:p>
          </table:table-cell>
          <table:table-cell/>
        </table:table-row>
        <table:table-row table:style-name="ro1">
          <table:table-cell office:value-type="string">
            <text:p>Quiz6</text:p>
          </table:table-cell>
          <table:table-cell office:value-type="string">
            <text:p>Yang Li</text:p>
          </table:table-cell>
          <table:table-cell office:value-type="float" office:value="3996188">
            <text:p>3996188</text:p>
          </table:table-cell>
          <table:table-cell office:value-type="string">
            <text:p>Trevor</text:p>
          </table:table-cell>
          <table:table-cell office:value-type="string">
            <text:p>Tues 5pm</text:p>
          </table:table-cell>
          <table:table-cell office:value-type="string">
            <text:p>Quiz6</text:p>
          </table:table-cell>
          <table:table-cell/>
        </table:table-row>
        <table:table-row table:style-name="ro2">
          <table:table-cell office:value-type="string">
            <text:p>Quiz8</text:p>
          </table:table-cell>
          <table:table-cell office:value-type="string">
            <text:p>Yixen Wang</text:p>
          </table:table-cell>
          <table:table-cell office:value-type="float" office:value="4761847">
            <text:p>4761847</text:p>
          </table:table-cell>
          <table:table-cell office:value-type="string">
            <text:p>Daniel</text:p>
          </table:table-cell>
          <table:table-cell office:value-type="string">
            <text:p>Tuesday 8am</text:p>
          </table:table-cell>
          <table:table-cell office:value-type="string">
            <text:p>Quiz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6/08/2022</text:date>, <text:time>22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Unix OpenOffice.org_project/4112m1$Build-9809</meta:generator>
    <dc:date>2022-06-08T22:36:14</dc:date>
    <dc:creator>Trevor Klar</dc:creator>
    <meta:editing-duration>PT2M44S</meta:editing-duration>
    <meta:editing-cycles>1</meta:editing-cycles>
    <meta:document-statistic meta:table-count="2" meta:cell-count="504" meta:object-count="0"/>
  </office:meta>
</office:document-meta>
</file>